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 style:data-style-name="N4">
      <style:table-cell-properties fo:border="0.06pt solid #000000"/>
    </style:style>
    <style:style style:name="ce3" style:family="table-cell" style:parent-style-name="Default" style:data-style-name="N4">
      <style:table-cell-properties fo:border="0.06pt solid #000000"/>
    </style:style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base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jeu de données</text:p>
          </table:table-cell>
          <table:table-cell table:style-name="ce2" office:value-type="string" calcext:value-type="string" table:number-columns-spanned="2" table:number-rows-spanned="1">
            <text:p>init (k=0)</text:p>
          </table:table-cell>
          <table:covered-table-cell table:style-name="ce7"/>
          <table:table-cell table:style-name="ce2" office:value-type="string" calcext:value-type="string" table:number-columns-spanned="2" table:number-rows-spanned="1">
            <text:p>C1</text:p>
          </table:table-cell>
          <table:covered-table-cell table:style-name="ce7"/>
          <table:table-cell table:style-name="ce2" office:value-type="string" calcext:value-type="string" table:number-columns-spanned="2" table:number-rows-spanned="1">
            <text:p>after optim zoonFull</text:p>
          </table:table-cell>
          <table:covered-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brute</text:p>
          </table:table-cell>
          <table:table-cell table:style-name="ce3" office:value-type="string" calcext:value-type="string">
            <text:p>rms</text:p>
          </table:table-cell>
          <table:table-cell table:style-name="ce1" office:value-type="string" calcext:value-type="string">
            <text:p>brute</text:p>
          </table:table-cell>
          <table:table-cell table:style-name="ce3" office:value-type="string" calcext:value-type="string">
            <text:p>rms</text:p>
          </table:table-cell>
          <table:table-cell table:style-name="ce1" office:value-type="string" calcext:value-type="string">
            <text:p>brute</text:p>
          </table:table-cell>
          <table:table-cell table:style-name="ce1" office:value-type="string" calcext:value-type="string">
            <text:p>rms</text:p>
          </table:table-cell>
        </table:table-row>
        <table:table-row table:style-name="ro1">
          <table:table-cell table:style-name="ce1" office:value-type="string" calcext:value-type="string">
            <text:p>ZoonFull Fit</text:p>
          </table:table-cell>
          <table:table-cell table:style-name="ce1" office:value-type="float" office:value="63479" calcext:value-type="float">
            <text:p>63479</text:p>
          </table:table-cell>
          <table:table-cell table:style-name="ce3" table:formula="of:=SQRT([.B3]/406)" office:value-type="float" office:value="12.5040880014805" calcext:value-type="float">
            <text:p>12.50</text:p>
          </table:table-cell>
          <table:table-cell table:style-name="ce1" table:formula="of:=[.B3]" office:value-type="float" office:value="63479" calcext:value-type="float">
            <text:p>63479</text:p>
          </table:table-cell>
          <table:table-cell table:style-name="ce3" table:formula="of:=SQRT([.D3]/406)" office:value-type="float" office:value="12.5040880014805" calcext:value-type="float">
            <text:p>12.50</text:p>
          </table:table-cell>
          <table:table-cell table:style-name="ce1" office:value-type="float" office:value="515.3" calcext:value-type="float">
            <text:p>515.3</text:p>
          </table:table-cell>
          <table:table-cell table:style-name="ce1" table:formula="of:=SQRT([.F3]/406)" office:value-type="float" office:value="1.12659301553849" calcext:value-type="float">
            <text:p>1.12659301553849</text:p>
          </table:table-cell>
        </table:table-row>
        <table:table-row table:style-name="ro1">
          <table:table-cell table:style-name="ce1" office:value-type="string" calcext:value-type="string">
            <text:p>ZoonFull Test</text:p>
          </table:table-cell>
          <table:table-cell table:style-name="ce1" office:value-type="float" office:value="73165" calcext:value-type="float">
            <text:p>73165</text:p>
          </table:table-cell>
          <table:table-cell table:style-name="ce3" table:formula="of:=SQRT([.B4]/406)" office:value-type="float" office:value="13.4242079694078" calcext:value-type="float">
            <text:p>13.42</text:p>
          </table:table-cell>
          <table:table-cell table:style-name="ce1" table:formula="of:=[.B4]" office:value-type="float" office:value="73165" calcext:value-type="float">
            <text:p>73165</text:p>
          </table:table-cell>
          <table:table-cell table:style-name="ce3" table:formula="of:=SQRT([.D4]/406)" office:value-type="float" office:value="13.4242079694078" calcext:value-type="float">
            <text:p>13.42</text:p>
          </table:table-cell>
          <table:table-cell table:style-name="ce1" office:value-type="float" office:value="545.7" calcext:value-type="float">
            <text:p>545.7</text:p>
          </table:table-cell>
          <table:table-cell table:style-name="ce1" table:formula="of:=SQRT([.F4]/406)" office:value-type="float" office:value="1.15934838161389" calcext:value-type="float">
            <text:p>1.15934838161389</text:p>
          </table:table-cell>
        </table:table-row>
        <table:table-row table:style-name="ro1">
          <table:table-cell table:style-name="ce1" office:value-type="string" calcext:value-type="string">
            <text:p>ZoonMean</text:p>
          </table:table-cell>
          <table:table-cell table:style-name="ce1" office:value-type="float" office:value="34691" calcext:value-type="float">
            <text:p>34691</text:p>
          </table:table-cell>
          <table:table-cell table:style-name="ce3" table:formula="of:=SQRT([.B5]/406)" office:value-type="float" office:value="9.24369043228308" calcext:value-type="float">
            <text:p>9.24</text:p>
          </table:table-cell>
          <table:table-cell table:style-name="ce1" table:formula="of:=[.B5]" office:value-type="float" office:value="34691" calcext:value-type="float">
            <text:p>34691</text:p>
          </table:table-cell>
          <table:table-cell table:style-name="ce3" table:formula="of:=SQRT([.D5]/406)" office:value-type="float" office:value="9.24369043228308" calcext:value-type="float">
            <text:p>9.24</text:p>
          </table:table-cell>
          <table:table-cell table:style-name="ce1" office:value-type="float" office:value="180.7" calcext:value-type="float">
            <text:p>180.7</text:p>
          </table:table-cell>
          <table:table-cell table:style-name="ce1" table:formula="of:=SQRT([.F5]/208)" office:value-type="float" office:value="0.932067594115362" calcext:value-type="float">
            <text:p>0.932067594115362</text:p>
          </table:table-cell>
        </table:table-row>
        <table:table-row table:style-name="ro1">
          <table:table-cell table:style-name="ce1" office:value-type="string" calcext:value-type="string">
            <text:p>Line</text:p>
          </table:table-cell>
          <table:table-cell table:style-name="ce1" office:value-type="float" office:value="454.78" calcext:value-type="float">
            <text:p>454.78</text:p>
          </table:table-cell>
          <table:table-cell table:style-name="ce3" table:formula="of:=SQRT([.B6]/59)" office:value-type="float" office:value="2.77635293023426" calcext:value-type="float">
            <text:p>2.78</text:p>
          </table:table-cell>
          <table:table-cell table:style-name="ce1" table:formula="of:=[.B6]" office:value-type="float" office:value="454.78" calcext:value-type="float">
            <text:p>454.78</text:p>
          </table:table-cell>
          <table:table-cell table:style-name="ce3" table:formula="of:=SQRT([.D6]/59)" office:value-type="float" office:value="2.77635293023426" calcext:value-type="float">
            <text:p>2.78</text:p>
          </table:table-cell>
          <table:table-cell table:style-name="ce1" office:value-type="float" office:value="251" calcext:value-type="float">
            <text:p>251</text:p>
          </table:table-cell>
          <table:table-cell table:style-name="ce1" table:formula="of:=SQRT([.F6]/59)" office:value-type="float" office:value="2.062580250108" calcext:value-type="float">
            <text:p>2.062580250108</text:p>
          </table:table-cell>
        </table:table-row>
        <table:table-row table:style-name="ro1" table:number-rows-repeated="104856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1" table:style-name="ta1">
        <table:table-column table:style-name="co2" table:number-columns-repeated="2" table:default-cell-style-name="ce1"/>
        <table:table-column table:style-name="co2" table:default-cell-style-name="ce7"/>
        <table:table-column table:style-name="co2" table:default-cell-style-name="ce1"/>
        <table:table-column table:style-name="co2" table:default-cell-style-name="ce7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jeu de données</text:p>
          </table:table-cell>
          <table:table-cell table:style-name="ce2" office:value-type="string" calcext:value-type="string" table:number-columns-spanned="2" table:number-rows-spanned="1">
            <text:p>init (k=0)</text:p>
          </table:table-cell>
          <table:covered-table-cell/>
          <table:table-cell table:style-name="ce2" office:value-type="string" calcext:value-type="string" table:number-columns-spanned="2" table:number-rows-spanned="1">
            <text:p>C1</text:p>
          </table:table-cell>
          <table:covered-table-cell/>
          <table:table-cell table:style-name="ce2" office:value-type="string" calcext:value-type="string" table:number-columns-spanned="2" table:number-rows-spanned="1">
            <text:p>after optim zoonFull C1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brute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rms</text:p>
          </table:table-cell>
        </table:table-row>
        <table:table-row table:style-name="ro1">
          <table:table-cell office:value-type="string" calcext:value-type="string">
            <text:p>ZoonFull Fit</text:p>
          </table:table-cell>
          <table:table-cell office:value-type="float" office:value="63479" calcext:value-type="float">
            <text:p>63479</text:p>
          </table:table-cell>
          <table:table-cell table:formula="of:=SQRT([.B3]/406)" office:value-type="float" office:value="12.5040880014805" calcext:value-type="float">
            <text:p>12.50</text:p>
          </table:table-cell>
          <table:table-cell table:formula="of:=[.B3]" office:value-type="float" office:value="63479" calcext:value-type="float">
            <text:p>63479</text:p>
          </table:table-cell>
          <table:table-cell table:formula="of:=SQRT([.D3]/406)" office:value-type="float" office:value="12.5040880014805" calcext:value-type="float">
            <text:p>12.50</text:p>
          </table:table-cell>
          <table:table-cell office:value-type="float" office:value="523.7" calcext:value-type="float">
            <text:p>523.7</text:p>
          </table:table-cell>
          <table:table-cell table:formula="of:=SQRT([.F3]/406)" office:value-type="float" office:value="1.13573829636607" calcext:value-type="float">
            <text:p>1.13573829636607</text:p>
          </table:table-cell>
        </table:table-row>
        <table:table-row table:style-name="ro1">
          <table:table-cell office:value-type="string" calcext:value-type="string">
            <text:p>ZoonFull Test</text:p>
          </table:table-cell>
          <table:table-cell office:value-type="float" office:value="73165" calcext:value-type="float">
            <text:p>73165</text:p>
          </table:table-cell>
          <table:table-cell table:formula="of:=SQRT([.B4]/406)" office:value-type="float" office:value="13.4242079694078" calcext:value-type="float">
            <text:p>13.42</text:p>
          </table:table-cell>
          <table:table-cell table:formula="of:=[.B4]" office:value-type="float" office:value="73165" calcext:value-type="float">
            <text:p>73165</text:p>
          </table:table-cell>
          <table:table-cell table:formula="of:=SQRT([.D4]/406)" office:value-type="float" office:value="13.4242079694078" calcext:value-type="float">
            <text:p>13.42</text:p>
          </table:table-cell>
          <table:table-cell office:value-type="float" office:value="553" calcext:value-type="float">
            <text:p>553</text:p>
          </table:table-cell>
          <table:table-cell table:formula="of:=SQRT([.F4]/406)" office:value-type="float" office:value="1.16707710350141" calcext:value-type="float">
            <text:p>1.16707710350141</text:p>
          </table:table-cell>
        </table:table-row>
        <table:table-row table:style-name="ro1">
          <table:table-cell office:value-type="string" calcext:value-type="string">
            <text:p>ZoonMean</text:p>
          </table:table-cell>
          <table:table-cell office:value-type="float" office:value="34691" calcext:value-type="float">
            <text:p>34691</text:p>
          </table:table-cell>
          <table:table-cell table:formula="of:=SQRT([.B5]/406)" office:value-type="float" office:value="9.24369043228308" calcext:value-type="float">
            <text:p>9.24</text:p>
          </table:table-cell>
          <table:table-cell table:formula="of:=[.B5]" office:value-type="float" office:value="34691" calcext:value-type="float">
            <text:p>34691</text:p>
          </table:table-cell>
          <table:table-cell table:formula="of:=SQRT([.D5]/406)" office:value-type="float" office:value="9.24369043228308" calcext:value-type="float">
            <text:p>9.24</text:p>
          </table:table-cell>
          <table:table-cell office:value-type="float" office:value="183.8" calcext:value-type="float">
            <text:p>183.8</text:p>
          </table:table-cell>
          <table:table-cell table:formula="of:=SQRT([.F5]/208)" office:value-type="float" office:value="0.940028641134857" calcext:value-type="float">
            <text:p>0.940028641134857</text:p>
          </table:table-cell>
        </table:table-row>
        <table:table-row table:style-name="ro1">
          <table:table-cell office:value-type="string" calcext:value-type="string">
            <text:p>Line</text:p>
          </table:table-cell>
          <table:table-cell office:value-type="float" office:value="454.78" calcext:value-type="float">
            <text:p>454.78</text:p>
          </table:table-cell>
          <table:table-cell table:formula="of:=SQRT([.B6]/59)" office:value-type="float" office:value="2.77635293023426" calcext:value-type="float">
            <text:p>2.78</text:p>
          </table:table-cell>
          <table:table-cell table:formula="of:=[.B6]" office:value-type="float" office:value="454.78" calcext:value-type="float">
            <text:p>454.78</text:p>
          </table:table-cell>
          <table:table-cell table:formula="of:=SQRT([.D6]/59)" office:value-type="float" office:value="2.77635293023426" calcext:value-type="float">
            <text:p>2.78</text:p>
          </table:table-cell>
          <table:table-cell office:value-type="float" office:value="258.9" calcext:value-type="float">
            <text:p>258.9</text:p>
          </table:table-cell>
          <table:table-cell table:formula="of:=SQRT([.F6]/59)" office:value-type="float" office:value="2.09478772032403" calcext:value-type="float">
            <text:p>2.09478772032403</text:p>
          </table:table-cell>
        </table:table-row>
      </table:table>
      <table:table table:name="base full" table:style-name="ta1">
        <table:table-column table:style-name="co2" table:number-columns-repeated="5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2" table:default-cell-style-name="ce1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jeu de données</text:p>
          </table:table-cell>
          <table:table-cell table:style-name="ce2" office:value-type="string" calcext:value-type="string" table:number-columns-spanned="2" table:number-rows-spanned="1">
            <text:p>init (k=0)</text:p>
          </table:table-cell>
          <table:covered-table-cell table:style-name="ce7"/>
          <table:table-cell table:style-name="ce2" office:value-type="string" calcext:value-type="string" table:number-columns-spanned="2" table:number-rows-spanned="1">
            <text:p>C1</text:p>
          </table:table-cell>
          <table:covered-table-cell table:style-name="ce7"/>
          <table:table-cell table:style-name="ce2" office:value-type="string" calcext:value-type="string" table:number-columns-spanned="2" table:number-rows-spanned="1">
            <text:p>after optim mixte</text:p>
          </table:table-cell>
          <table:covered-table-cell/>
          <table:table-cell table:style-name="ce2" office:value-type="string" calcext:value-type="string" table:number-columns-spanned="2" table:number-rows-spanned="1">
            <text:p>Ponderation 10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Ponderation 0</text:p>
          </table:table-cell>
          <table:covered-table-cell/>
          <table:table-cell table:style-name="ce2" office:value-type="string" calcext:value-type="string" table:number-columns-spanned="2" table:number-rows-spanned="1">
            <text:p>Ponderation 100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Ponderation 1000</text:p>
          </table:table-cell>
          <table:covered-table-cell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brute</text:p>
          </table:table-cell>
          <table:table-cell table:style-name="ce7" office:value-type="string" calcext:value-type="string">
            <text:p>rms</text:p>
          </table:table-cell>
          <table:table-cell table:style-name="ce1" office:value-type="string" calcext:value-type="string">
            <text:p>brute</text:p>
          </table:table-cell>
          <table:table-cell table:style-name="ce7" office:value-type="string" calcext:value-type="string">
            <text:p>rms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rms</text:p>
          </table:table-cell>
          <table:table-cell table:style-name="ce1" office:value-type="string" calcext:value-type="string">
            <text:p>brute</text:p>
          </table:table-cell>
          <table:table-cell table:style-name="ce1" office:value-type="string" calcext:value-type="string">
            <text:p>rms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rms</text:p>
          </table:table-cell>
          <table:table-cell table:style-name="ce1" office:value-type="string" calcext:value-type="string">
            <text:p>brute</text:p>
          </table:table-cell>
          <table:table-cell table:style-name="ce1" office:value-type="string" calcext:value-type="string">
            <text:p>rms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rm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ZoonFull Fit</text:p>
          </table:table-cell>
          <table:table-cell table:style-name="ce1" office:value-type="float" office:value="63479" calcext:value-type="float">
            <text:p>63479</text:p>
          </table:table-cell>
          <table:table-cell table:style-name="ce7" table:formula="of:=SQRT([.B3]/406)" office:value-type="float" office:value="12.5040880014805" calcext:value-type="float">
            <text:p>12.50</text:p>
          </table:table-cell>
          <table:table-cell table:style-name="ce1" table:formula="of:=[.B3]" office:value-type="float" office:value="63479" calcext:value-type="float">
            <text:p>63479</text:p>
          </table:table-cell>
          <table:table-cell table:style-name="ce7" table:formula="of:=SQRT([.D3]/406)" office:value-type="float" office:value="12.5040880014805" calcext:value-type="float">
            <text:p>12.50</text:p>
          </table:table-cell>
          <table:table-cell office:value-type="float" office:value="534.8" calcext:value-type="float">
            <text:p>534.8</text:p>
          </table:table-cell>
          <table:table-cell table:formula="of:=SQRT([.F3]/406)" office:value-type="float" office:value="1.14771136585395" calcext:value-type="float">
            <text:p>1.14771136585395</text:p>
          </table:table-cell>
          <table:table-cell table:style-name="ce1" office:value-type="float" office:value="535.3" calcext:value-type="float">
            <text:p>535.3</text:p>
          </table:table-cell>
          <table:table-cell table:style-name="ce1" table:formula="of:=SQRT([.H3]/406)" office:value-type="float" office:value="1.1482477548003" calcext:value-type="float">
            <text:p>1.1482477548003</text:p>
          </table:table-cell>
          <table:table-cell office:value-type="float" office:value="515.3" calcext:value-type="float">
            <text:p>515.3</text:p>
          </table:table-cell>
          <table:table-cell table:formula="of:=SQRT([.J3]/406)" office:value-type="float" office:value="1.12659301553849" calcext:value-type="float">
            <text:p>1.12659301553849</text:p>
          </table:table-cell>
          <table:table-cell table:style-name="ce1" office:value-type="float" office:value="1921" calcext:value-type="float">
            <text:p>1921</text:p>
          </table:table-cell>
          <table:table-cell table:style-name="ce1" table:formula="of:=SQRT([.L3]/406)" office:value-type="float" office:value="2.17520736795278" calcext:value-type="float">
            <text:p>2.17520736795278</text:p>
          </table:table-cell>
          <table:table-cell office:value-type="string" calcext:value-type="string">
            <text:p>Nan</text:p>
          </table:table-cell>
          <table:table-cell table:formula="of:=SQRT([.N3]/406)" office:value-type="string" office:string-value="" calcext:value-type="error">
            <text:p>#VALEUR !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ZoonFull Test</text:p>
          </table:table-cell>
          <table:table-cell table:style-name="ce1" office:value-type="float" office:value="73165" calcext:value-type="float">
            <text:p>73165</text:p>
          </table:table-cell>
          <table:table-cell table:style-name="ce7" table:formula="of:=SQRT([.B4]/406)" office:value-type="float" office:value="13.4242079694078" calcext:value-type="float">
            <text:p>13.42</text:p>
          </table:table-cell>
          <table:table-cell table:style-name="ce1" table:formula="of:=[.B4]" office:value-type="float" office:value="73165" calcext:value-type="float">
            <text:p>73165</text:p>
          </table:table-cell>
          <table:table-cell table:style-name="ce7" table:formula="of:=SQRT([.D4]/406)" office:value-type="float" office:value="13.4242079694078" calcext:value-type="float">
            <text:p>13.42</text:p>
          </table:table-cell>
          <table:table-cell office:value-type="float" office:value="559.4" calcext:value-type="float">
            <text:p>559.4</text:p>
          </table:table-cell>
          <table:table-cell table:formula="of:=SQRT([.F4]/406)" office:value-type="float" office:value="1.17381110589195" calcext:value-type="float">
            <text:p>1.17381110589195</text:p>
          </table:table-cell>
          <table:table-cell table:style-name="ce1" office:value-type="float" office:value="568.5" calcext:value-type="float">
            <text:p>568.5</text:p>
          </table:table-cell>
          <table:table-cell table:style-name="ce1" table:formula="of:=SQRT([.H4]/406)" office:value-type="float" office:value="1.18332003507873" calcext:value-type="float">
            <text:p>1.18332003507873</text:p>
          </table:table-cell>
          <table:table-cell office:value-type="float" office:value="545.7" calcext:value-type="float">
            <text:p>545.7</text:p>
          </table:table-cell>
          <table:table-cell table:formula="of:=SQRT([.J4]/406)" office:value-type="float" office:value="1.15934838161389" calcext:value-type="float">
            <text:p>1.15934838161389</text:p>
          </table:table-cell>
          <table:table-cell table:style-name="ce1" office:value-type="float" office:value="2302" calcext:value-type="float">
            <text:p>2302</text:p>
          </table:table-cell>
          <table:table-cell table:style-name="ce1" table:formula="of:=SQRT([.L4]/406)" office:value-type="float" office:value="2.38116583608035" calcext:value-type="float">
            <text:p>2.38116583608035</text:p>
          </table:table-cell>
          <table:table-cell office:value-type="string" calcext:value-type="string">
            <text:p>Nan</text:p>
          </table:table-cell>
          <table:table-cell table:formula="of:=SQRT([.N4]/406)" office:value-type="string" office:string-value="" calcext:value-type="error">
            <text:p>#VALEUR !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ZoonMean</text:p>
          </table:table-cell>
          <table:table-cell table:style-name="ce1" office:value-type="float" office:value="34691" calcext:value-type="float">
            <text:p>34691</text:p>
          </table:table-cell>
          <table:table-cell table:style-name="ce7" table:formula="of:=SQRT([.B5]/406)" office:value-type="float" office:value="9.24369043228308" calcext:value-type="float">
            <text:p>9.24</text:p>
          </table:table-cell>
          <table:table-cell table:style-name="ce1" table:formula="of:=[.B5]" office:value-type="float" office:value="34691" calcext:value-type="float">
            <text:p>34691</text:p>
          </table:table-cell>
          <table:table-cell table:style-name="ce7" table:formula="of:=SQRT([.D5]/406)" office:value-type="float" office:value="9.24369043228308" calcext:value-type="float">
            <text:p>9.24</text:p>
          </table:table-cell>
          <table:table-cell office:value-type="float" office:value="189.6" calcext:value-type="float">
            <text:p>189.6</text:p>
          </table:table-cell>
          <table:table-cell table:formula="of:=SQRT([.F5]/208)" office:value-type="float" office:value="0.954745233839092" calcext:value-type="float">
            <text:p>0.954745233839092</text:p>
          </table:table-cell>
          <table:table-cell table:style-name="ce1" office:value-type="float" office:value="191.1" calcext:value-type="float">
            <text:p>191.1</text:p>
          </table:table-cell>
          <table:table-cell table:style-name="ce1" table:formula="of:=SQRT([.H5]/208)" office:value-type="float" office:value="0.958514475634041" calcext:value-type="float">
            <text:p>0.958514475634041</text:p>
          </table:table-cell>
          <table:table-cell office:value-type="float" office:value="180" calcext:value-type="float">
            <text:p>180</text:p>
          </table:table-cell>
          <table:table-cell table:formula="of:=SQRT([.J5]/208)" office:value-type="float" office:value="0.930260509419063" calcext:value-type="float">
            <text:p>0.930260509419063</text:p>
          </table:table-cell>
          <table:table-cell table:style-name="ce1" office:value-type="float" office:value="980" calcext:value-type="float">
            <text:p>980</text:p>
          </table:table-cell>
          <table:table-cell table:style-name="ce1" table:formula="of:=SQRT([.L5]/208)" office:value-type="float" office:value="2.17060785531115" calcext:value-type="float">
            <text:p>2.17060785531115</text:p>
          </table:table-cell>
          <table:table-cell office:value-type="string" calcext:value-type="string">
            <text:p>Nan</text:p>
          </table:table-cell>
          <table:table-cell table:formula="of:=SQRT([.N5]/208)" office:value-type="string" office:string-value="" calcext:value-type="error">
            <text:p>#VALEUR !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ine</text:p>
          </table:table-cell>
          <table:table-cell table:style-name="ce1" office:value-type="float" office:value="454.78" calcext:value-type="float">
            <text:p>454.78</text:p>
          </table:table-cell>
          <table:table-cell table:style-name="ce7" table:formula="of:=SQRT([.B6]/59)" office:value-type="float" office:value="2.77635293023426" calcext:value-type="float">
            <text:p>2.78</text:p>
          </table:table-cell>
          <table:table-cell table:style-name="ce1" table:formula="of:=[.B6]" office:value-type="float" office:value="454.78" calcext:value-type="float">
            <text:p>454.78</text:p>
          </table:table-cell>
          <table:table-cell table:style-name="ce7" table:formula="of:=SQRT([.D6]/59)" office:value-type="float" office:value="2.77635293023426" calcext:value-type="float">
            <text:p>2.78</text:p>
          </table:table-cell>
          <table:table-cell office:value-type="float" office:value="259.2" calcext:value-type="float">
            <text:p>259.2</text:p>
          </table:table-cell>
          <table:table-cell table:formula="of:=SQRT([.F6]/59)" office:value-type="float" office:value="2.09600103506249" calcext:value-type="float">
            <text:p>2.09600103506249</text:p>
          </table:table-cell>
          <table:table-cell table:style-name="ce1" office:value-type="float" office:value="242.2" calcext:value-type="float">
            <text:p>242.2</text:p>
          </table:table-cell>
          <table:table-cell table:style-name="ce1" table:formula="of:=SQRT([.H6]/59)" office:value-type="float" office:value="2.02610087255366" calcext:value-type="float">
            <text:p>2.02610087255366</text:p>
          </table:table-cell>
          <table:table-cell office:value-type="float" office:value="250.9" calcext:value-type="float">
            <text:p>250.9</text:p>
          </table:table-cell>
          <table:table-cell table:formula="of:=SQRT([.J6]/59)" office:value-type="float" office:value="2.0621693366165" calcext:value-type="float">
            <text:p>2.0621693366165</text:p>
          </table:table-cell>
          <table:table-cell table:style-name="ce1" office:value-type="float" office:value="211.5" calcext:value-type="float">
            <text:p>211.5</text:p>
          </table:table-cell>
          <table:table-cell table:style-name="ce1" table:formula="of:=SQRT([.L6]/59)" office:value-type="float" office:value="1.89334248426212" calcext:value-type="float">
            <text:p>1.89334248426212</text:p>
          </table:table-cell>
          <table:table-cell office:value-type="string" calcext:value-type="string">
            <text:p>Nan</text:p>
          </table:table-cell>
          <table:table-cell table:formula="of:=SQRT([.N6]/59)" office:value-type="string" office:string-value="" calcext:value-type="error">
            <text:p>#VALEUR 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xte</text:p>
          </table:table-cell>
          <table:table-cell table:number-columns-repeated="4"/>
          <table:table-cell table:style-name="Default" office:value-type="float" office:value="794" calcext:value-type="float">
            <text:p>794</text:p>
          </table:table-cell>
          <table:table-cell table:style-name="Default"/>
          <table:table-cell office:value-type="float" office:value="2957" calcext:value-type="float">
            <text:p>2957</text:p>
          </table:table-cell>
          <table:table-cell/>
          <table:table-cell table:style-name="Default" office:value-type="float" office:value="515.3" calcext:value-type="float">
            <text:p>515.3</text:p>
          </table:table-cell>
          <table:table-cell table:style-name="Default" table:formula="of:=SQRT([.J7]/406)" office:value-type="float" office:value="1.12659301553849" calcext:value-type="float">
            <text:p>1.12659301553849</text:p>
          </table:table-cell>
          <table:table-cell office:value-type="float" office:value="23067" calcext:value-type="float">
            <text:p>23067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2" table:number-rows-spanned="1">
            <text:p>Ponderation 0</text:p>
          </table:table-cell>
          <table:covered-table-cell/>
          <table:table-cell table:number-columns-repeated="2"/>
          <table:table-cell table:style-name="ce2" office:value-type="string" calcext:value-type="string" table:number-columns-spanned="2" table:number-rows-spanned="1">
            <text:p>after optim mixte</text:p>
          </table:table-cell>
          <table:covered-table-cell/>
          <table:table-cell table:number-columns-repeated="2"/>
          <table:table-cell table:style-name="ce2" office:value-type="string" calcext:value-type="string" table:number-columns-spanned="2" table:number-rows-spanned="1">
            <text:p>Ponderation 10</text:p>
          </table:table-cell>
          <table:covered-table-cell/>
          <table:table-cell table:number-columns-repeated="2"/>
          <table:table-cell table:style-name="ce2" office:value-type="string" calcext:value-type="string" table:number-columns-spanned="2" table:number-rows-spanned="1">
            <text:p>Ponderation 100</text:p>
          </table:table-cell>
          <table:covered-table-cell table:style-name="ce1"/>
        </table:table-row>
        <table:table-row table:style-name="ro1">
          <table:table-cell table:number-columns-repeated="5"/>
          <table:table-cell office:value-type="string" calcext:value-type="string">
            <text:p>brute</text:p>
          </table:table-cell>
          <table:table-cell office:value-type="string" calcext:value-type="string">
            <text:p>rms</text:p>
          </table:table-cell>
          <table:table-cell table:number-columns-repeated="2"/>
          <table:table-cell office:value-type="string" calcext:value-type="string">
            <text:p>brute</text:p>
          </table:table-cell>
          <table:table-cell office:value-type="string" calcext:value-type="string">
            <text:p>rms</text:p>
          </table:table-cell>
          <table:table-cell table:number-columns-repeated="2"/>
          <table:table-cell office:value-type="string" calcext:value-type="string">
            <text:p>brute</text:p>
          </table:table-cell>
          <table:table-cell office:value-type="string" calcext:value-type="string">
            <text:p>rms</text:p>
          </table:table-cell>
          <table:table-cell table:number-columns-repeated="2"/>
          <table:table-cell table:style-name="ce1" office:value-type="string" calcext:value-type="string">
            <text:p>brute</text:p>
          </table:table-cell>
          <table:table-cell table:style-name="ce1" office:value-type="string" calcext:value-type="string">
            <text:p>rms</text:p>
          </table:table-cell>
        </table:table-row>
        <table:table-row table:style-name="ro1">
          <table:table-cell table:number-columns-repeated="5"/>
          <table:table-cell office:value-type="float" office:value="515.3" calcext:value-type="float">
            <text:p>515.3</text:p>
          </table:table-cell>
          <table:table-cell table:formula="of:=SQRT([.F11]/406)" office:value-type="float" office:value="1.12659301553849" calcext:value-type="float">
            <text:p>1.12659301553849</text:p>
          </table:table-cell>
          <table:table-cell office:value-type="float" office:value="529.6" calcext:value-type="float">
            <text:p>529.6</text:p>
          </table:table-cell>
          <table:table-cell/>
          <table:table-cell office:value-type="float" office:value="534.8" calcext:value-type="float">
            <text:p>534.8</text:p>
          </table:table-cell>
          <table:table-cell table:formula="of:=SQRT([.J11]/406)" office:value-type="float" office:value="1.14771136585395" calcext:value-type="float">
            <text:p>1.14771136585395</text:p>
          </table:table-cell>
          <table:table-cell table:number-columns-repeated="2"/>
          <table:table-cell office:value-type="float" office:value="535.3" calcext:value-type="float">
            <text:p>535.3</text:p>
          </table:table-cell>
          <table:table-cell table:formula="of:=SQRT([.N11]/406)" office:value-type="float" office:value="1.1482477548003" calcext:value-type="float">
            <text:p>1.1482477548003</text:p>
          </table:table-cell>
          <table:table-cell table:number-columns-repeated="2"/>
          <table:table-cell table:style-name="ce1" office:value-type="float" office:value="1921" calcext:value-type="float">
            <text:p>1921</text:p>
          </table:table-cell>
          <table:table-cell table:style-name="ce1" table:formula="of:=SQRT([.R11]/406)" office:value-type="float" office:value="2.17520736795278" calcext:value-type="float">
            <text:p>2.17520736795278</text:p>
          </table:table-cell>
        </table:table-row>
        <table:table-row table:style-name="ro1">
          <table:table-cell table:number-columns-repeated="5"/>
          <table:table-cell office:value-type="float" office:value="545.7" calcext:value-type="float">
            <text:p>545.7</text:p>
          </table:table-cell>
          <table:table-cell table:formula="of:=SQRT([.F12]/406)" office:value-type="float" office:value="1.15934838161389" calcext:value-type="float">
            <text:p>1.15934838161389</text:p>
          </table:table-cell>
          <table:table-cell office:value-type="float" office:value="558.8" calcext:value-type="float">
            <text:p>558.8</text:p>
          </table:table-cell>
          <table:table-cell/>
          <table:table-cell office:value-type="float" office:value="559.4" calcext:value-type="float">
            <text:p>559.4</text:p>
          </table:table-cell>
          <table:table-cell table:formula="of:=SQRT([.J12]/406)" office:value-type="float" office:value="1.17381110589195" calcext:value-type="float">
            <text:p>1.17381110589195</text:p>
          </table:table-cell>
          <table:table-cell table:number-columns-repeated="2"/>
          <table:table-cell office:value-type="float" office:value="568.5" calcext:value-type="float">
            <text:p>568.5</text:p>
          </table:table-cell>
          <table:table-cell table:formula="of:=SQRT([.N12]/406)" office:value-type="float" office:value="1.18332003507873" calcext:value-type="float">
            <text:p>1.18332003507873</text:p>
          </table:table-cell>
          <table:table-cell table:number-columns-repeated="2"/>
          <table:table-cell table:style-name="ce1" office:value-type="float" office:value="2302" calcext:value-type="float">
            <text:p>2302</text:p>
          </table:table-cell>
          <table:table-cell table:style-name="ce1" table:formula="of:=SQRT([.R12]/406)" office:value-type="float" office:value="2.38116583608035" calcext:value-type="float">
            <text:p>2.38116583608035</text:p>
          </table:table-cell>
        </table:table-row>
        <table:table-row table:style-name="ro1">
          <table:table-cell table:number-columns-repeated="5"/>
          <table:table-cell office:value-type="float" office:value="180" calcext:value-type="float">
            <text:p>180</text:p>
          </table:table-cell>
          <table:table-cell table:formula="of:=SQRT([.F13]/208)" office:value-type="float" office:value="0.930260509419063" calcext:value-type="float">
            <text:p>0.930260509419063</text:p>
          </table:table-cell>
          <table:table-cell table:number-columns-repeated="2"/>
          <table:table-cell office:value-type="float" office:value="189.6" calcext:value-type="float">
            <text:p>189.6</text:p>
          </table:table-cell>
          <table:table-cell table:formula="of:=SQRT([.J13]/208)" office:value-type="float" office:value="0.954745233839092" calcext:value-type="float">
            <text:p>0.954745233839092</text:p>
          </table:table-cell>
          <table:table-cell table:number-columns-repeated="2"/>
          <table:table-cell office:value-type="float" office:value="191.1" calcext:value-type="float">
            <text:p>191.1</text:p>
          </table:table-cell>
          <table:table-cell table:formula="of:=SQRT([.N13]/208)" office:value-type="float" office:value="0.958514475634041" calcext:value-type="float">
            <text:p>0.958514475634041</text:p>
          </table:table-cell>
          <table:table-cell table:number-columns-repeated="2"/>
          <table:table-cell table:style-name="ce1" office:value-type="float" office:value="980" calcext:value-type="float">
            <text:p>980</text:p>
          </table:table-cell>
          <table:table-cell table:style-name="ce1" table:formula="of:=SQRT([.R13]/208)" office:value-type="float" office:value="2.17060785531115" calcext:value-type="float">
            <text:p>2.17060785531115</text:p>
          </table:table-cell>
        </table:table-row>
        <table:table-row table:style-name="ro1">
          <table:table-cell table:number-columns-repeated="5"/>
          <table:table-cell office:value-type="float" office:value="250.9" calcext:value-type="float">
            <text:p>250.9</text:p>
          </table:table-cell>
          <table:table-cell table:formula="of:=SQRT([.F14]/59)" office:value-type="float" office:value="2.0621693366165" calcext:value-type="float">
            <text:p>2.0621693366165</text:p>
          </table:table-cell>
          <table:table-cell office:value-type="float" office:value="250.35" calcext:value-type="float">
            <text:p>250.35</text:p>
          </table:table-cell>
          <table:table-cell/>
          <table:table-cell office:value-type="float" office:value="259.2" calcext:value-type="float">
            <text:p>259.2</text:p>
          </table:table-cell>
          <table:table-cell table:formula="of:=SQRT([.J14]/59)" office:value-type="float" office:value="2.09600103506249" calcext:value-type="float">
            <text:p>2.09600103506249</text:p>
          </table:table-cell>
          <table:table-cell office:value-type="float" office:value="285.9" calcext:value-type="float">
            <text:p>285.9</text:p>
          </table:table-cell>
          <table:table-cell/>
          <table:table-cell office:value-type="float" office:value="242.2" calcext:value-type="float">
            <text:p>242.2</text:p>
          </table:table-cell>
          <table:table-cell table:formula="of:=SQRT([.N14]/59)" office:value-type="float" office:value="2.02610087255366" calcext:value-type="float">
            <text:p>2.02610087255366</text:p>
          </table:table-cell>
          <table:table-cell office:value-type="float" office:value="263" calcext:value-type="float">
            <text:p>263</text:p>
          </table:table-cell>
          <table:table-cell/>
          <table:table-cell table:style-name="ce1" office:value-type="float" office:value="211.5" calcext:value-type="float">
            <text:p>211.5</text:p>
          </table:table-cell>
          <table:table-cell table:style-name="ce1" table:formula="of:=SQRT([.R14]/59)" office:value-type="float" office:value="1.89334248426212" calcext:value-type="float">
            <text:p>1.89334248426212</text:p>
          </table:table-cell>
        </table:table-row>
        <table:table-row table:style-name="ro1">
          <table:table-cell table:number-columns-repeated="5"/>
          <table:table-cell table:style-name="Default" office:value-type="float" office:value="515.3" calcext:value-type="float">
            <text:p>515.3</text:p>
          </table:table-cell>
          <table:table-cell table:style-name="Default" table:formula="of:=SQRT([.F15]/406)" office:value-type="float" office:value="1.12659301553849" calcext:value-type="float">
            <text:p>1.12659301553849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</table:table>
      <table:table table:name="base mean" table:style-name="ta1">
        <table:table-column table:style-name="co2" table:number-columns-repeated="2" table:default-cell-style-name="ce1"/>
        <table:table-column table:style-name="co2" table:default-cell-style-name="ce7"/>
        <table:table-column table:style-name="co2" table:default-cell-style-name="ce1"/>
        <table:table-column table:style-name="co2" table:default-cell-style-name="ce7"/>
        <table:table-column table:style-name="co2" table:number-columns-repeated="12" table:default-cell-style-name="ce1"/>
        <table:table-row table:style-name="ro1">
          <table:table-cell office:value-type="string" calcext:value-type="string">
            <text:p>jeu de données</text:p>
          </table:table-cell>
          <table:table-cell table:style-name="ce2" office:value-type="string" calcext:value-type="string" table:number-columns-spanned="2" table:number-rows-spanned="1">
            <text:p>init (k=0)</text:p>
          </table:table-cell>
          <table:covered-table-cell/>
          <table:table-cell table:style-name="ce2" office:value-type="string" calcext:value-type="string" table:number-columns-spanned="2" table:number-rows-spanned="1">
            <text:p>C1</text:p>
          </table:table-cell>
          <table:covered-table-cell/>
          <table:table-cell table:style-name="ce2" office:value-type="string" calcext:value-type="string" table:number-columns-spanned="2" table:number-rows-spanned="1">
            <text:p>Ponderation 0</text:p>
          </table:table-cell>
          <table:covered-table-cell/>
          <table:table-cell table:style-name="ce2" office:value-type="string" calcext:value-type="string" table:number-columns-spanned="2" table:number-rows-spanned="1">
            <text:p>Ponderation 1</text:p>
          </table:table-cell>
          <table:covered-table-cell/>
          <table:table-cell table:style-name="ce2" office:value-type="string" calcext:value-type="string" table:number-columns-spanned="2" table:number-rows-spanned="1">
            <text:p>Ponderation 10</text:p>
          </table:table-cell>
          <table:covered-table-cell/>
          <table:table-cell table:style-name="ce2" office:value-type="string" calcext:value-type="string" table:number-columns-spanned="2" table:number-rows-spanned="1">
            <text:p>Ponderation 20</text:p>
          </table:table-cell>
          <table:covered-table-cell/>
          <table:table-cell table:style-name="ce2" office:value-type="string" calcext:value-type="string" table:number-columns-spanned="2" table:number-rows-spanned="1">
            <text:p>Ponderation 30</text:p>
          </table:table-cell>
          <table:covered-table-cell/>
          <table:table-cell table:style-name="ce2" office:value-type="string" calcext:value-type="string" table:number-columns-spanned="2" table:number-rows-spanned="1">
            <text:p>Ponderation 1000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brute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rms</text:p>
          </table:table-cell>
        </table:table-row>
        <table:table-row table:style-name="ro1">
          <table:table-cell office:value-type="string" calcext:value-type="string">
            <text:p>ZoonMeanl Fit</text:p>
          </table:table-cell>
          <table:table-cell office:value-type="float" office:value="18489" calcext:value-type="float">
            <text:p>18489</text:p>
          </table:table-cell>
          <table:table-cell table:formula="of:=SQRT([.B3]/104)" office:value-type="float" office:value="13.3333733973757" calcext:value-type="float">
            <text:p>13.33</text:p>
          </table:table-cell>
          <table:table-cell table:formula="of:=[.B3]" office:value-type="float" office:value="18489" calcext:value-type="float">
            <text:p>18489</text:p>
          </table:table-cell>
          <table:table-cell table:formula="of:=SQRT([.D3]/104)" office:value-type="float" office:value="13.3333733973757" calcext:value-type="float">
            <text:p>13.33</text:p>
          </table:table-cell>
          <table:table-cell office:value-type="float" office:value="84.4" calcext:value-type="float">
            <text:p>84.4</text:p>
          </table:table-cell>
          <table:table-cell table:formula="of:=SQRT([.F3]/104)" office:value-type="float" office:value="0.900854295398796" calcext:value-type="float">
            <text:p>0.900854295398796</text:p>
          </table:table-cell>
          <table:table-cell office:value-type="float" office:value="168.1" calcext:value-type="float">
            <text:p>168.1</text:p>
          </table:table-cell>
          <table:table-cell table:formula="of:=SQRT([.H3]/104)" office:value-type="float" office:value="1.27135602953939" calcext:value-type="float">
            <text:p>1.27135602953939</text:p>
          </table:table-cell>
          <table:table-cell office:value-type="float" office:value="106.5" calcext:value-type="float">
            <text:p>106.5</text:p>
          </table:table-cell>
          <table:table-cell table:formula="of:=SQRT([.J3]/104)" office:value-type="float" office:value="1.01194785514791" calcext:value-type="float">
            <text:p>1.01194785514791</text:p>
          </table:table-cell>
          <table:table-cell office:value-type="float" office:value="124" calcext:value-type="float">
            <text:p>124</text:p>
          </table:table-cell>
          <table:table-cell table:formula="of:=SQRT([.L3]/104)" office:value-type="float" office:value="1.09192842819834" calcext:value-type="float">
            <text:p>1.09192842819834</text:p>
          </table:table-cell>
          <table:table-cell office:value-type="string" calcext:value-type="string">
            <text:p>nan</text:p>
          </table:table-cell>
          <table:table-cell table:formula="of:=SQRT([.N3]/104)" office:value-type="string" office:string-value="" calcext:value-type="error">
            <text:p>#VALEUR !</text:p>
          </table:table-cell>
          <table:table-cell office:value-type="float" office:value="104593" calcext:value-type="float">
            <text:p>104593</text:p>
          </table:table-cell>
          <table:table-cell table:formula="of:=SQRT([.P3]/406)" office:value-type="float" office:value="16.0504899177871" calcext:value-type="float">
            <text:p>16.0504899177871</text:p>
          </table:table-cell>
        </table:table-row>
        <table:table-row table:style-name="ro1">
          <table:table-cell office:value-type="string" calcext:value-type="string">
            <text:p>ZoonMean Test</text:p>
          </table:table-cell>
          <table:table-cell office:value-type="float" office:value="16202" calcext:value-type="float">
            <text:p>16202</text:p>
          </table:table-cell>
          <table:table-cell table:formula="of:=SQRT([.B4]/104)" office:value-type="float" office:value="12.48152480823" calcext:value-type="float">
            <text:p>12.48</text:p>
          </table:table-cell>
          <table:table-cell table:formula="of:=[.B4]" office:value-type="float" office:value="16202" calcext:value-type="float">
            <text:p>16202</text:p>
          </table:table-cell>
          <table:table-cell table:formula="of:=SQRT([.D4]/104)" office:value-type="float" office:value="12.48152480823" calcext:value-type="float">
            <text:p>12.48</text:p>
          </table:table-cell>
          <table:table-cell office:value-type="float" office:value="104.9" calcext:value-type="float">
            <text:p>104.9</text:p>
          </table:table-cell>
          <table:table-cell table:formula="of:=SQRT([.F4]/104)" office:value-type="float" office:value="1.0043176022324" calcext:value-type="float">
            <text:p>1.0043176022324</text:p>
          </table:table-cell>
          <table:table-cell office:value-type="float" office:value="162.3" calcext:value-type="float">
            <text:p>162.3</text:p>
          </table:table-cell>
          <table:table-cell table:formula="of:=SQRT([.H4]/104)" office:value-type="float" office:value="1.24923053239861" calcext:value-type="float">
            <text:p>1.24923053239861</text:p>
          </table:table-cell>
          <table:table-cell office:value-type="float" office:value="134.1" calcext:value-type="float">
            <text:p>134.1</text:p>
          </table:table-cell>
          <table:table-cell table:formula="of:=SQRT([.J4]/104)" office:value-type="float" office:value="1.13552766453446" calcext:value-type="float">
            <text:p>1.13552766453446</text:p>
          </table:table-cell>
          <table:table-cell office:value-type="float" office:value="149.6" calcext:value-type="float">
            <text:p>149.6</text:p>
          </table:table-cell>
          <table:table-cell table:formula="of:=SQRT([.L4]/104)" office:value-type="float" office:value="1.19935880305334" calcext:value-type="float">
            <text:p>1.19935880305334</text:p>
          </table:table-cell>
          <table:table-cell office:value-type="string" calcext:value-type="string">
            <text:p>nan</text:p>
          </table:table-cell>
          <table:table-cell table:formula="of:=SQRT([.N4]/104)" office:value-type="string" office:string-value="" calcext:value-type="error">
            <text:p>#VALEUR !</text:p>
          </table:table-cell>
          <table:table-cell office:value-type="float" office:value="132294" calcext:value-type="float">
            <text:p>132294</text:p>
          </table:table-cell>
          <table:table-cell table:formula="of:=SQRT([.P4]/406)" office:value-type="float" office:value="18.0512406953205" calcext:value-type="float">
            <text:p>18.0512406953205</text:p>
          </table:table-cell>
        </table:table-row>
        <table:table-row table:style-name="ro1">
          <table:table-cell office:value-type="string" calcext:value-type="string">
            <text:p>Line</text:p>
          </table:table-cell>
          <table:table-cell office:value-type="float" office:value="454.78" calcext:value-type="float">
            <text:p>454.78</text:p>
          </table:table-cell>
          <table:table-cell table:formula="of:=SQRT([.B5]/59)" office:value-type="float" office:value="2.77635293023426" calcext:value-type="float">
            <text:p>2.78</text:p>
          </table:table-cell>
          <table:table-cell table:formula="of:=[.B5]" office:value-type="float" office:value="454.78" calcext:value-type="float">
            <text:p>454.78</text:p>
          </table:table-cell>
          <table:table-cell table:formula="of:=SQRT([.D5]/59)" office:value-type="float" office:value="2.77635293023426" calcext:value-type="float">
            <text:p>2.78</text:p>
          </table:table-cell>
          <table:table-cell office:value-type="float" office:value="250.5" calcext:value-type="float">
            <text:p>250.5</text:p>
          </table:table-cell>
          <table:table-cell table:formula="of:=SQRT([.F5]/59)" office:value-type="float" office:value="2.06052486319976" calcext:value-type="float">
            <text:p>2.06052486319976</text:p>
          </table:table-cell>
          <table:table-cell office:value-type="float" office:value="238.8" calcext:value-type="float">
            <text:p>238.8</text:p>
          </table:table-cell>
          <table:table-cell table:formula="of:=SQRT([.H5]/59)" office:value-type="float" office:value="2.01182942296772" calcext:value-type="float">
            <text:p>2.01182942296772</text:p>
          </table:table-cell>
          <table:table-cell office:value-type="float" office:value="250.6" calcext:value-type="float">
            <text:p>250.6</text:p>
          </table:table-cell>
          <table:table-cell table:formula="of:=SQRT([.J5]/59)" office:value-type="float" office:value="2.06093610456963" calcext:value-type="float">
            <text:p>2.06093610456963</text:p>
          </table:table-cell>
          <table:table-cell office:value-type="float" office:value="257" calcext:value-type="float">
            <text:p>257</text:p>
          </table:table-cell>
          <table:table-cell table:formula="of:=SQRT([.L5]/59)" office:value-type="float" office:value="2.08708701385204" calcext:value-type="float">
            <text:p>2.08708701385204</text:p>
          </table:table-cell>
          <table:table-cell office:value-type="string" calcext:value-type="string">
            <text:p>nan</text:p>
          </table:table-cell>
          <table:table-cell table:formula="of:=SQRT([.N5]/59)" office:value-type="string" office:string-value="" calcext:value-type="error">
            <text:p>#VALEUR !</text:p>
          </table:table-cell>
          <table:table-cell office:value-type="float" office:value="59142" calcext:value-type="float">
            <text:p>59142</text:p>
          </table:table-cell>
          <table:table-cell table:formula="of:=SQRT([.P5]/208)" office:value-type="float" office:value="16.8622815319143" calcext:value-type="float">
            <text:p>16.8622815319143</text:p>
          </table:table-cell>
        </table:table-row>
        <table:table-row table:style-name="ro1">
          <table:table-cell table:style-name="Default" table:number-columns-repeated="15"/>
          <table:table-cell office:value-type="float" office:value="293" calcext:value-type="float">
            <text:p>293</text:p>
          </table:table-cell>
          <table:table-cell table:formula="of:=SQRT([.P6]/59)" office:value-type="float" office:value="2.2284751950415" calcext:value-type="float">
            <text:p>2.22847519504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18:09:58.7856693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12:47:29.026318060</meta:creation-date>
    <dc:date>2022-04-14T20:02:51.870878621</dc:date>
    <meta:editing-duration>PT1H12M42S</meta:editing-duration>
    <meta:editing-cycles>11</meta:editing-cycles>
    <meta:generator>LibreOffice/6.4.7.2$Linux_X86_64 LibreOffice_project/40$Build-2</meta:generator>
    <meta:document-statistic meta:table-count="4" meta:cell-count="293" meta:object-count="0"/>
  </office:meta>
</office:document-meta>
</file>